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List_20_Paragraph">
      <style:paragraph-properties fo:text-align="justify" style:justify-single-word="false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/>
    </style:style>
    <style:style style:name="P5" style:family="paragraph" style:parent-style-name="Heading_20_1" style:list-style-name="WWNum5"/>
    <style:style style:name="P6" style:family="paragraph" style:parent-style-name="Heading_20_1" style:list-style-name="WWNum5">
      <style:paragraph-properties fo:margin-left="0.501cm" fo:margin-right="0cm" fo:text-indent="0cm" style:auto-text-indent="false"/>
    </style:style>
    <style:style style:name="P7" style:family="paragraph" style:parent-style-name="List_20_Paragraph" style:list-style-name="WWNum1">
      <style:paragraph-properties fo:text-align="justify" style:justify-single-word="false"/>
    </style:style>
    <style:style style:name="P8" style:family="paragraph" style:parent-style-name="List_20_Paragraph" style:list-style-name="WWNum3">
      <style:paragraph-properties fo:text-align="justify" style:justify-single-word="false"/>
    </style:style>
    <style:style style:name="P9" style:family="paragraph" style:parent-style-name="List_20_Paragraph" style:list-style-name="WWNum1">
      <style:paragraph-properties fo:text-align="justify" style:justify-single-word="false"/>
      <style:text-properties style:text-line-through-style="solid"/>
    </style:style>
    <style:style style:name="T1" style:family="text">
      <style:text-properties fo:font-style="italic" style:font-style-asian="italic"/>
    </style:style>
    <style:style style:name="T2" style:family="text">
      <style:text-properties fo:color="#ff0000"/>
    </style:style>
    <style:style style:name="T3" style:family="text">
      <style:text-properties fo:color="#800000"/>
    </style:style>
    <style:style style:name="T4" style:family="text">
      <style:text-properties fo:color="#800000" style:text-line-through-style="none"/>
    </style:style>
    <style:style style:name="T5" style:family="text">
      <style:text-properties style:text-line-through-style="solid"/>
    </style:style>
    <style:style style:name="T6" style:family="text">
      <style:text-properties style:text-line-through-style="solid" fo:font-style="italic" style:font-style-asian="italic"/>
    </style:style>
    <style:style style:name="T7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wagi ze skanowania Top Gen</text:p>
      <text:p text:style-name="P1">Piotrowo 19-20.12.2017</text:p>
      <text:p text:style-name="P1"/>
      <text:list xml:id="list7636737529989416095" text:style-name="WWNum5">
        <text:list-item>
          <text:h text:style-name="P5" text:outline-level="1">Poprawki do programu</text:h>
        </text:list-item>
      </text:list>
      <text:list xml:id="list9132168759702629513" text:style-name="WWNum1">
        <text:list-item>
          <text:p text:style-name="P7">Stworzyć modal dodawania/edycji rodzajów dokumentów. </text:p>
        </text:list-item>
      </text:list>
      <text:p text:style-name="P3">Pola modala:</text:p>
      <text:p text:style-name="P3">- nazwa dokumentu</text:p>
      <text:p text:style-name="P3">- symbol (mnemonik)</text:p>
      <text:p text:style-name="P3">- dział teczki</text:p>
      <text:p text:style-name="P3">- typ edycji</text:p>
      <text:p text:style-name="P3"/>
      <text:list xml:id="list21225884" text:continue-numbering="true" text:style-name="WWNum1">
        <text:list-item>
          <text:p text:style-name="P7">„Blokowanie” pracownika w modalu opisu dokumentu. <text:span text:style-name="T3">(Nie rozumiem)</text:span></text:p>
        </text:list-item>
        <text:list-item>
          <text:p text:style-name="P7">F<text:span text:style-name="T5">ormat daty – automatyczne uzupełnianie separatorów (</text:span><text:span text:style-name="T4">Zrobione, do testów</text:span><text:span text:style-name="T5">).</text:span></text:p>
        </text:list-item>
        <text:list-item>
          <text:p text:style-name="P7">Wyszukiwanie rodzaju dokumentów nie tylko po mnemoniku, ale też po pełnej nazwie dokumentu).</text:p>
        </text:list-item>
        <text:list-item>
          <text:p text:style-name="P7">Możliwość edytowania zapisanego dokumentu.</text:p>
        </text:list-item>
        <text:list-item>
          <text:p text:style-name="P9">Usunięcie z GIT-a podwójnego „Zatwierdź” (plik ma się zapisywać od razu po kliknięciu „Zatwierdź” w modalu). <text:span text:style-name="T7">(</text:span><text:span text:style-name="T4">Zrobione</text:span><text:span text:style-name="T7">)</text:span></text:p>
        </text:list-item>
        <text:list-item>
          <text:p text:style-name="P7">Usunięcie z GIT-a metryczki dokumentu. (<text:span text:style-name="T3">Czy to nie to poprzednie?</text:span>)</text:p>
        </text:list-item>
        <text:list-item>
          <text:p text:style-name="P7">Umożliwić usunięcie z poziomu GIT-a niepotrzebnego dokumentu z Waitingroom. <text:span text:style-name="T3">(trwałego usunięcia? Are we sure?)</text:span></text:p>
        </text:list-item>
        <text:list-item>
          <text:p text:style-name="P7"><text:span text:style-name="T5">Możliwość obracania pliku PDF</text:span>. (<text:span text:style-name="T3">Gotowe</text:span>)</text:p>
        </text:list-item>
        <text:list-item>
          <text:p text:style-name="P7">Umożliwić poruszanie się po liście dokumentów za pomocą strzałek gór/dół. <text:span text:style-name="T3">(A może jeszcze kur** hodowla jedwabników??:))</text:span></text:p>
        </text:list-item>
        <text:list-item>
          <text:p text:style-name="P7"><text:span text:style-name="T5">Umożliwić przesuwanie modala opisu dokumentu, żeby odsłonić PDF spod spodu. Wg pań z TopF najlepiej, żeby modal domyślnie wyświetlał się po lewej stronie. Brzydko, ale funkcjonalnie ;))</text:span> (<text:span text:style-name="T3">Zrobione</text:span>)</text:p>
        </text:list-item>
        <text:list-item>
          <text:p text:style-name="P7"><text:span text:style-name="T5">Widok </text:span><text:span text:style-name="T6">Teczka pracownika </text:span><text:span text:style-name="T5">– tabela</text:span>:</text:p>
        </text:list-item>
      </text:list>
      <text:list xml:id="list695703270340645127" text:style-name="WWNum3">
        <text:list-item>
          <text:p text:style-name="P8"><text:span text:style-name="T5">dodać pole „Dział teczki”</text:span> <text:s/><text:span text:style-name="T2">//Michał/W BE zrobione, Maciek FE zrobione</text:span></text:p>
        </text:list-item>
        <text:list-item>
          <text:p text:style-name="P8"><text:span text:style-name="T5">dodać pole nr dokumentu <text:s/>- w teczce wszystkie dokumenty są numerowane. Uzgodnię mailem z TopF czy stosują numerację ciągłą dla całej teczki czy każdy dział ma osobną (1A, 2A, 1B, 2B…</text:span>) <text:span text:style-name="T2">//Michał/W BE zrobione, <text:s/>FE zrobione</text:span></text:p>
        </text:list-item>
        <text:list-item>
          <text:p text:style-name="P8"><text:soft-page-break/>sortowanie tabeli po numerze dokumentu. <text:span text:style-name="T2">//Michał/W BE zrobione – sortowanie podwójne, w pierwszej kolejności po dziale teczki, potem po numerze dokumentu. Pozostał FE.</text:span></text:p>
        </text:list-item>
        <text:list-item>
          <text:p text:style-name="P8">w kolumnie <text:span text:style-name="T1">Pracownik </text:span>ma być nazwisko i pierwsza litera imienia z kropką (Nawałka A.), żeby zaoszczędzić miejsce.</text:p>
        </text:list-item>
        <text:list-item>
          <text:p text:style-name="P8">w kolumnie <text:span text:style-name="T1">Rodzaj dokumentu</text:span> pełna nazwa, a nie mnemonik.<text:bookmark text:name="_GoBack"/></text:p>
        </text:list-item>
        <text:list-item>
          <text:p text:style-name="P8">Kolumnę <text:span text:style-name="T1">Data dokumentu </text:span>zamienić na datę dodania dokumentu do systemu.</text:p>
        </text:list-item>
      </text:list>
      <text:list xml:id="list21247095" text:continue-list="list21225884" text:style-name="WWNum1">
        <text:list-item>
          <text:p text:style-name="P7">W widoku <text:span text:style-name="T1">Teczka Pracownika</text:span> i <text:span text:style-name="T1">Katalog dokumentów</text:span> poprawić wyświetlanie okna z PDF (1/3 dokumentu wyjeżdża poza prawą krawędź ekranu). Rozdzielczość kompa w Piotrowie, <text:s/>na jakiej pracowali to chyba 1680 x <text:s/>1050. Jaka była rozdzielczość na serwerze nie wiem.</text:p>
        </text:list-item>
      </text:list>
      <text:list xml:id="list21231852" text:continue-list="list7636737529989416095" text:style-name="WWNum5">
        <text:list-item>
          <text:h text:style-name="P6" text:outline-level="1">Uwagi do przebiegu skanowania</text:h>
        </text:list-item>
      </text:list>
      <text:p text:style-name="P2">Zeskanowanie i wprowadzenie do eAD pierwszej teczki (40 dokumentów) zajęło 2 godziny (pracownica dopiero się uczyła, a my dodawaliśmy ręcznie brakujące rodzaje dokumentów do Słonia). Skanowanie idzie mniej więcej 2 razy szybciej niż opisywanie.</text:p>
      <text:p text:style-name="P2">Kolejna teczka poszła w godzinę. Łącznie zeskanowaliśmy i wprowadziliśmy 8 teczek (jeden skanujący, jeden opisujący) <text:s/>– przy ostatnich trzech czas zszedł do ok. 40 min/teczka i to chyba najkrótszy czas, jaki można realnie zakładać, biorąc pod uwagę zmęczenie pracownika opisującego i monotonność czynności.</text:p>
      <text:p text:style-name="P2"/>
      <text:p text:style-name="Standard">2) Optymalnie zespół powinien się składać z 3 osób (jedna skanuje, dwie opisują, zmieniając się co jakiś czas). Żeby uniknąć mieszania dokumentów, pracę nad nową teczką zaczynają dopiero po ukończeniu i spięciu poprzedniej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Tekst_20_przypisu_20_dolnego_20_Znak" style:display-name="Tekst przypisu dolnego Znak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żytkownik systemu Windows</meta:initial-creator>
    <dc:creator>M T</dc:creator>
    <meta:editing-cycles>5</meta:editing-cycles>
    <meta:creation-date>2017-12-20T21:07:00</meta:creation-date>
    <dc:date>2017-12-30T01:04:47.15</dc:date>
    <meta:editing-duration>PT52M24S</meta:editing-duration>
    <meta:generator>OpenOffice/4.1.3$Win32 OpenOffice.org_project/413m1$Build-9783</meta:generator>
    <meta:document-statistic meta:table-count="0" meta:image-count="0" meta:object-count="0" meta:page-count="2" meta:paragraph-count="31" meta:word-count="437" meta:character-count="294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